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2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3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4" style:family="paragraph" style:parent-style-name="Table_20_Contents" style:list-style-name="L43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5" style:family="paragraph" style:parent-style-name="Table_20_Contents" style:list-style-name="L44"/>
    <style:style style:name="P26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8" style:family="paragraph" style:parent-style-name="Text_20_body" style:list-style-name="L50">
      <style:paragraph-properties fo:margin-top="0cm" fo:margin-bottom="0cm" fo:line-height="100%" style:writing-mode="lr-tb"/>
    </style:style>
    <style:style style:name="P6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4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4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4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8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8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8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8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264695697601777545" text:style-name="L1">
        <text:list-item>
          <text:p text:style-name="P28">REVIEW </text:p>
        </text:list-item>
        <text:list-item>
          <text:p text:style-name="P28">TASK-1</text:p>
          <text:list>
            <text:list-item>
              <text:p text:style-name="P28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8"><text:span text:style-name="T4">#_ </text:span>“二酸化炭素 固定”</text:p>
                </text:list-item>
                <text:list-item>
                  <text:p text:style-name="P28">“<text:span text:style-name="T6">二酸化炭素 光合成 固定量</text:span>”</text:p>
                  <text:list>
                    <text:list-item>
                      <text:p text:style-name="P28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8">#1<text:tab/>“14kgです”</text:p>
                        </text:list-item>
                        <text:list-item>
                          <text:p text:style-name="P28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/>
            </text:list-item>
          </text:list>
        </text:list-item>
      </text:list>
      <text:p text:style-name="P4"><text:soft-page-break/>[next]</text:p>
      <text:list xml:id="list7888509911092604553" text:style-name="L2">
        <text:list-item>
          <text:p text:style-name="P29">TASK : q-1 (37#20_9~.[CO2].ods)</text:p>
        </text:list-item>
      </text:list>
      <text:p text:style-name="P4">[further]</text:p>
      <text:list xml:id="list7704562514061656396" text:style-name="L3">
        <text:list-header>
          <text:p text:style-name="P70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5154098600705873867" text:style-name="L4">
        <text:list-item>
          <text:p text:style-name="P30">REVIEW </text:p>
        </text:list-item>
        <text:list-item>
          <text:p text:style-name="P30">TASK-1 : q-1</text:p>
          <text:list>
            <text:list-item>
              <text:p text:style-name="P30">T-1.1<text:span text:style-name="T6">　</text:span></text:p>
              <text:list>
                <text:list-item>
                  <text:p text:style-name="P30">search : <text:span text:style-name="T6">植林 本数</text:span></text:p>
                </text:list-item>
                <text:list-item>
                  <text:p text:style-name="P30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9">#1<text:tab/>“昭和62年春植における１ha当り植栽本数は”</text:p>
                    </text:list-item>
                    <text:list-item>
                      <text:p text:style-name="P30">==&gt;</text:p>
                    </text:list-item>
                  </text:list>
                </text:list-item>
                <text:list-item>
                  <text:p text:style-name="P30">search : <text:span text:style-name="T6">日本 自動車保有数</text:span> </text:p>
                  <text:list>
                    <text:list-item>
                      <text:p text:style-name="P30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30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30">search : </text:p>
                  <text:list>
                    <text:list-item>
                      <text:p text:style-name="P30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30">search </text:p>
                  <text:list>
                    <text:list-item>
                      <text:p text:style-name="P30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30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30">search : “<text:span text:style-name="T6">日本 CO2 内訳</text:span>”</text:p>
                  <text:list>
                    <text:list-item>
                      <text:p text:style-name="P30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30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4"/>
      <text:p text:style-name="P4">[next]</text:p>
      <text:list xml:id="list7318512183912136538" text:style-name="L5">
        <text:list-item>
          <text:p text:style-name="P31">TASK : search</text:p>
          <text:list>
            <text:list-item>
              <text:p text:style-name="P66">https://duckduckgo.com/?ia=web<text:tab/>二酸化炭素 固定化</text:p>
            </text:list-item>
          </text:list>
        </text:list-item>
      </text:list>
      <text:p text:style-name="P4">[further]</text:p>
      <text:list xml:id="list4612927344234723329" text:style-name="L6">
        <text:list-item>
          <text:p text:style-name="P71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3323600773214379319" text:style-name="L7">
        <text:list-item>
          <text:p text:style-name="P32">REVIEW </text:p>
        </text:list-item>
        <text:list-item>
          <text:p text:style-name="P32">TASK-1 : q-3</text:p>
          <text:list>
            <text:list-item>
              <text:list>
                <text:list-item>
                  <text:p text:style-name="P26">search</text:p>
                  <text:list>
                    <text:list-item>
                      <text:p text:style-name="P67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2">T-1.1 : tech-1</text:p>
              <text:list>
                <text:list-item>
                  <text:p text:style-name="P32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2">#1<text:tab/>日本では、2007年度の</text:p>
                    </text:list-item>
                    <text:list-item>
                      <text:p text:style-name="P32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5769388507645889757" text:style-name="L8">
              <text:list-item>
                <text:list>
                  <text:list-item>
                    <text:p text:style-name="P33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91</dc:date><text:p text:style-name="P89"><text:span text:style-name="T11">割合 </text:span><text:span text:style-name="T11">in </text:span><text:span text:style-name="T11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2415813037507956959" text:style-name="L9">
              <text:list-item>
                <text:p text:style-name="P34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0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0"><text:soft-page-break/>m1における、火力発電所が占める割合が、100%とする（θ1）</text:p>
              </text:list-item>
              <text:list-item>
                <text:p text:style-name="P60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5015708677958533514" text:style-name="L10">
        <text:list-item>
          <text:p text:style-name="P35">TASK<text:span text:style-name="T6"> : q-3 (cont.)</text:span></text:p>
          <text:list>
            <text:list-item>
              <text:p text:style-name="P35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1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7712566959717476932" text:style-name="L11">
        <text:list-item>
          <text:p text:style-name="P36"><text:span text:style-name="T4">#_ </text:span>REVIEW </text:p>
        </text:list-item>
        <text:list-item>
          <text:p text:style-name="P36">TASK-1</text:p>
          <text:list>
            <text:list-item>
              <text:p text:style-name="P36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2"><text:soft-page-break/>“CO2固定技術には様々な”</text:p>
                </text:list-item>
                <text:list-item>
                  <text:p text:style-name="P62"><text:span text:style-name="T4">#_ </text:span>#2<text:tab/>“排ガスをCO2を選択的に溶解できる” </text:p>
                </text:list-item>
                <text:list-item>
                  <text:p text:style-name="P62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6">TASK-2 : do-2</text:p>
          <text:list>
            <text:list-item>
              <text:p text:style-name="P36">split CO2 ==&gt; search</text:p>
              <text:list>
                <text:list-item>
                  <text:p text:style-name="P36">M-3</text:p>
                </text:list-item>
                <text:list-item>
                  <text:p text:style-name="P36">M-4 </text:p>
                  <text:list>
                    <text:list-item>
                      <text:list>
                        <text:list-item>
                          <text:p text:style-name="P3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6">#1<text:tab/>“The solution devised by a team ”</text:p>
                    </text:list-item>
                    <text:list-item>
                      <text:p text:style-name="P36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07090162858874174" text:style-name="L12">
        <text:list-item>
          <text:p text:style-name="P37">TASK : M-4, #2</text:p>
          <text:list>
            <text:list-item>
              <text:p text:style-name="P37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7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6781326831647661783" text:style-name="L13">
        <text:list-item>
          <text:p text:style-name="P38">CO2 <text:span text:style-name="T6">膜分離　=&gt;　</text:span><office:annotation office:name="__Annotation__13048_1309051837"><dc:creator>iwabuchi ken</dc:creator><dc:date>2020-05-06T18:06:40.99</dc:date><text:p text:style-name="P89"><text:span text:style-name="T11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605733959672263866" text:style-name="L14">
        <text:list-item>
          <text:p text:style-name="P39">REVIEW </text:p>
        </text:list-item>
        <text:list-item>
          <text:p text:style-name="P39"><text:span text:style-name="T4">#_ </text:span>TASK-1 : M-4, #2</text:p>
          <text:list>
            <text:list-item>
              <text:p text:style-name="P39">#2<text:tab/>“That's why scientists have been working”</text:p>
              <text:list>
                <text:list-item>
                  <text:p text:style-name="P39">Marcel Schreier<text:tab/>:people </text:p>
                </text:list-item>
              </text:list>
            </text:list-item>
          </text:list>
        </text:list-item>
        <text:list-item>
          <text:p text:style-name="P39"><text:span text:style-name="T4">#_ </text:span>TASK-2 : M-5</text:p>
          <text:list>
            <text:list-item>
              <text:p text:style-name="P39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9">#1<text:tab/>“The activity of this catalyst”</text:p>
                  <text:list>
                    <text:list-item>
                      <text:p text:style-name="P39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600652350645144187" text:style-name="L15">
        <text:list-item>
          <text:p text:style-name="P40">TASK-1 : read docs ==&gt; M-6 ~</text:p>
        </text:list-item>
        <text:list-item>
          <text:p text:style-name="P40">TASK-2 : search ==&gt; “CO2 split” (<office:annotation office:name="__Annotation__18747_1668087087"><dc:creator>iwabuchi ken</dc:creator><dc:date>2020-05-09T18:16:24.05</dc:date><text:p text:style-name="P89"><text:span text:style-name="T11">search</text:span></text:p></office:annotation>s<office:annotation-end office:name="__Annotation__18747_1668087087"/>-1)</text:p>
        </text:list-item>
      </text:list>
      <text:p text:style-name="P4">[further]</text:p>
      <text:list xml:id="list5245080007854386801" text:style-name="L16">
        <text:list-item>
          <text:p text:style-name="P72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8124460226998752828" text:style-name="L17">
        <text:list-item>
          <text:p text:style-name="P41">REVIEW </text:p>
        </text:list-item>
        <text:list-item>
          <text:p text:style-name="P41">TASK-1 : M-6</text:p>
          <text:list>
            <text:list-item>
              <text:p text:style-name="P41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4430719" text:continue-numbering="true" text:style-name="L17">
          <text:list-item>
            <text:list>
              <text:list-item>
                <text:list>
                  <text:list-item>
                    <text:p text:style-name="P41">Michael Grätzel<text:tab/><text:tab/>:people</text:p>
                  </text:list-item>
                  <text:list-item>
                    <text:p text:style-name="P41">Grätzel cells<text:tab/><text:tab/>:w</text:p>
                  </text:list-item>
                  <text:list-item>
                    <text:p text:style-name="P41">Jingshan Luo<text:tab/>:p</text:p>
                  </text:list-item>
                </text:list>
              </text:list-item>
            </text:list>
          </text:list-item>
        </text:list>
      </text:section>
      <text:list xml:id="list34429976" text:continue-numbering="true" text:style-name="L17">
        <text:list-item>
          <text:list>
            <text:list-item>
              <text:list>
                <text:list-item>
                  <text:p text:style-name="P41">"oxygen evolution" reaction<text:tab/>:w</text:p>
                </text:list-item>
                <text:list-item>
                  <text:p text:style-name="P41">#2<text:tab/>“This is the first time “</text:p>
                </text:list-item>
              </text:list>
            </text:list-item>
          </text:list>
        </text:list-item>
        <text:list-item>
          <text:p text:style-name="P41">TASK-2 : M-9 :d-2</text:p>
          <text:list>
            <text:list-item>
              <text:p text:style-name="P41">#1<text:tab/>“One of the best studied”</text:p>
            </text:list-item>
            <text:list-item>
              <text:p text:style-name="P41">#2<text:tab/>“He put a layer of them”</text:p>
            </text:list-item>
            <text:list-item>
              <text:p text:style-name="P41">#3<text:tab/>“Graetzel’s team sought to”</text:p>
            </text:list-item>
            <text:list-item>
              <text:p text:style-name="P41">#4<text:tab/>“a record 13.4% of the energy”</text:p>
            </text:list-item>
            <text:list-item>
              <text:p text:style-name="P41">#5<text:tab/>“Nate Lewis,”</text:p>
            </text:list-item>
          </text:list>
        </text:list-item>
      </text:list>
      <text:p text:style-name="P4">[next]</text:p>
      <text:list xml:id="list1729832437942176030" text:style-name="L18">
        <text:list-item>
          <text:p text:style-name="P42">TASK : M-8</text:p>
          <text:list>
            <text:list-item>
              <text:p text:style-name="P42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5754049191173569447" text:style-name="L19">
        <text:list-item>
          <text:p text:style-name="P43">REVIEW </text:p>
        </text:list-item>
        <text:list-item>
          <text:p text:style-name="P43">TASK-1 : M-8<text:tab/>:d-1</text:p>
          <text:list>
            <text:list-item>
              <text:p text:style-name="P43">#1<text:tab/>“vacuum ultraviolet light”</text:p>
              <text:list>
                <text:list-item>
                  <text:p text:style-name="P43">VUV<text:tab/>:w</text:p>
                </text:list-item>
              </text:list>
            </text:list-item>
          </text:list>
        </text:list-item>
        <text:list-item>
          <text:p text:style-name="P43">TASK-2 : M-11 :d-2</text:p>
          <text:list>
            <text:list-item>
              <text:p text:style-name="P43">#1<text:tab/>“Whereas on a single atom”</text:p>
            </text:list-item>
            <text:list-item>
              <text:p text:style-name="P43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3">#2<text:tab/>“In addition to ”</text:p>
            </text:list-item>
            <text:list-item>
              <text:p text:style-name="P43">#3<text:tab/>“To get a closer look”</text:p>
            </text:list-item>
          </text:list>
        </text:list-item>
      </text:list>
      <text:p text:style-name="P4">[next]</text:p>
      <text:list xml:id="list1530270479229594691" text:style-name="L20">
        <text:list-item>
          <text:p text:style-name="P44">TASK : M-11 : #3 “To get a closer look”</text:p>
          <text:list>
            <text:list-item>
              <text:p text:style-name="P44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4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8543051478796096541" text:style-name="L21">
        <text:list-item>
          <text:p text:style-name="P73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8963267474648427039" text:style-name="L22">
        <text:list-item>
          <text:p text:style-name="P45">REVIEW </text:p>
        </text:list-item>
        <text:list-item>
          <text:p text:style-name="P45"><text:span text:style-name="T4">#_ </text:span>TASK-1 : M-11 : #3 “To get a closer look” <text:s/>:d-1</text:p>
          <text:list>
            <text:list-item>
              <text:p text:style-name="P45">#3 “To get a closer look” </text:p>
              <text:list>
                <text:list-item>
                  <text:p text:style-name="P45">graphene<text:tab/>:w [20200514_144633</text:p>
                </text:list-item>
              </text:list>
            </text:list-item>
          </text:list>
        </text:list-item>
        <text:list-item>
          <text:p text:style-name="P45"><text:span text:style-name="T4">#_ </text:span>TASK-2 : M-12 :d-2</text:p>
          <text:list>
            <text:list-item>
              <text:p text:style-name="P45">#1<text:tab/>“Oxygen Production Rate”</text:p>
              <text:list>
                <text:list-item>
                  <text:p text:style-name="P45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5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9167206347644576784" text:style-name="L23">
        <text:list-item>
          <text:p text:style-name="P74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4428885" text:continue-list="list3323600773214379319" text:style-name="L7">
        <text:list-item>
          <text:p text:style-name="P32">REVIEW </text:p>
        </text:list-item>
        <text:list-item>
          <text:p text:style-name="P32">TASK-1 : M-13<text:tab/>:d-1</text:p>
          <text:list>
            <text:list-item>
              <text:p text:style-name="P32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2">#3<text:tab/>本发明的解决方案是一种</text:p>
                  <text:list>
                    <text:list-item>
                      <text:p text:style-name="P32">尾气<text:tab/><text:tab/>:w</text:p>
                    </text:list-item>
                    <text:list-item>
                      <text:p text:style-name="P32">降解<text:tab/><text:tab/>:w</text:p>
                      <text:list>
                        <text:list-item>
                          <text:p text:style-name="P32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2">#4<text:tab/>在步骤c中进行下述化学反应</text:p>
                  <text:list>
                    <text:list-item>
                      <text:p text:style-name="P32">二次氧化<text:tab/><text:tab/>:w</text:p>
                    </text:list-item>
                  </text:list>
                </text:list-item>
                <text:list-item>
                  <text:p text:style-name="P32"><text:span text:style-name="T4">#_ </text:span>#5<text:tab/>在步骤d中进行 </text:p>
                </text:list-item>
                <text:list-item>
                  <text:p text:style-name="P32">#6<text:tab/>由于本发明在反应槽分解之前</text:p>
                </text:list-item>
              </text:list>
            </text:list-item>
            <text:list-item>
              <text:p text:style-name="P32"><text:span text:style-name="T4">#_ </text:span>M-13a<text:tab/><text:tab/>:d-2</text:p>
              <text:list>
                <text:list-item>
                  <text:p text:style-name="P32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2">#2<text:tab/>界面上反应元素的</text:p>
                      <text:list>
                        <text:list-item>
                          <text:p text:style-name="P32"><text:soft-page-break/>传质过程<text:tab/><text:tab/>:w</text:p>
                        </text:list-item>
                        <text:list-item>
                          <text:p text:style-name="P32">氧化焰<text:tab/><text:tab/>:w</text:p>
                        </text:list-item>
                      </text:list>
                    </text:list-item>
                    <text:list-item>
                      <text:p text:style-name="P32"/>
                    </text:list-item>
                  </text:list>
                </text:list-item>
              </text:list>
            </text:list-item>
          </text:list>
        </text:list-item>
        <text:list-item>
          <text:p text:style-name="P32"/>
        </text:list-item>
      </text:list>
      <text:p text:style-name="P4"/>
      <text:p text:style-name="P4">[next]</text:p>
      <text:list xml:id="list6915117906902287762" text:style-name="L24">
        <text:list-item>
          <text:p text:style-name="P75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8666926405698260104" text:style-name="L25">
        <text:list-item>
          <text:p text:style-name="P46">REVIEW </text:p>
        </text:list-item>
        <text:list-item>
          <text:p text:style-name="P46">TASK-1 : <text:s/>M-13</text:p>
          <text:list>
            <text:list-item>
              <text:p text:style-name="P46">#7<text:tab/>“由于在本发明的每一步骤之后”</text:p>
            </text:list-item>
            <text:list-item>
              <text:p text:style-name="P46">==&gt; comp</text:p>
              <text:list>
                <text:list-item>
                  <text:p text:style-name="P46"><text:span text:style-name="T4">#_ </text:span>text file</text:p>
                  <text:list>
                    <text:list-item>
                      <text:p text:style-name="P46">add ==&gt; datetime</text:p>
                    </text:list-item>
                  </text:list>
                </text:list-item>
                <text:list-item>
                  <text:p text:style-name="P46"><text:soft-page-break/><text:span text:style-name="T4">#_ </text:span>sheet</text:p>
                  <text:list>
                    <text:list-item>
                      <text:p text:style-name="P46">enter : “ended” datetime</text:p>
                    </text:list-item>
                    <text:list-item>
                      <text:p text:style-name="P46">change color : <text:span text:style-name="T6">黄色４</text:span></text:p>
                    </text:list-item>
                  </text:list>
                </text:list-item>
                <text:list-item>
                  <text:p text:style-name="P63">sheet : 37#23_11.[CO2].[admin].ods : tab “4_memos”</text:p>
                  <text:list>
                    <text:list-item>
                      <text:p text:style-name="P63">add new info</text:p>
                      <text:list>
                        <text:list-item>
                          <text:p text:style-name="P63">method</text:p>
                        </text:list-item>
                      </text:list>
                    </text:list-item>
                  </text:list>
                </text:list-item>
                <text:list-item>
                  <text:p text:style-name="P63">documentation</text:p>
                  <text:list>
                    <text:list-item>
                      <text:p text:style-name="P63">what found </text:p>
                    </text:list-item>
                    <text:list-item>
                      <text:p text:style-name="P63">questions</text:p>
                      <text:list>
                        <text:list-item>
                          <text:p text:style-name="P63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3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4434243" text:continue-numbering="true" text:style-name="L25">
          <text:list-item>
            <text:list>
              <text:list-item>
                <text:p text:style-name="P46">#3</text:p>
                <text:list>
                  <text:list-item>
                    <text:p text:style-name="P46">adsorption<text:tab/>:w</text:p>
                  </text:list-item>
                </text:list>
              </text:list-item>
              <text:list-item>
                <text:p text:style-name="P46">#4</text:p>
                <text:list>
                  <text:list-item>
                    <text:p text:style-name="P46">one-millionth of a metre</text:p>
                    <text:list>
                      <text:list-item>
                        <text:p text:style-name="P46">==&gt; <office:annotation office:name="__Annotation__20261_982960151"><dc:creator>iwabuchi ken</dc:creator><dc:date>2020-05-17T18:12:49.11</dc:date><text:p text:style-name="P89"><text:span text:style-name="T11">https://ja.wikipedia.org/wiki/</text:span><text:span text:style-name="T11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4419230" text:continue-numbering="true" text:style-name="L25">
        <text:list-item>
          <text:list>
            <text:list-item>
              <text:p text:style-name="P63">documentation</text:p>
              <text:list>
                <text:list-item>
                  <text:p text:style-name="P63">what found </text:p>
                </text:list-item>
                <text:list-item>
                  <text:p text:style-name="P63">questions</text:p>
                  <text:list>
                    <text:list-item>
                      <text:p text:style-name="P63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3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975462224652054033" text:style-name="L26">
        <text:list-item>
          <text:p text:style-name="P76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4167838354242571064" text:style-name="L27">
        <text:list-item>
          <text:p text:style-name="P47">REVIEW </text:p>
        </text:list-item>
        <text:list-item>
          <text:p text:style-name="P47">TASK-1 : M-15,n</text:p>
        </text:list-item>
      </text:list>
      <text:section text:style-name="Sect1" text:name="セクション3">
        <text:list xml:id="list34422893" text:continue-numbering="true" text:style-name="L27">
          <text:list-item>
            <text:list>
              <text:list-item>
                <text:p text:style-name="P47">read</text:p>
                <text:list>
                  <text:list-item>
                    <text:p text:style-name="P47">#1</text:p>
                  </text:list-item>
                  <text:list-item>
                    <text:p text:style-name="P47">#2</text:p>
                  </text:list-item>
                  <text:list-item>
                    <text:p text:style-name="P47">#3</text:p>
                  </text:list-item>
                  <text:list-item>
                    <text:p text:style-name="P47">#4</text:p>
                  </text:list-item>
                  <text:list-item>
                    <text:p text:style-name="P47">#5</text:p>
                  </text:list-item>
                </text:list>
              </text:list-item>
            </text:list>
          </text:list-item>
        </text:list>
      </text:section>
      <text:list xml:id="list34437718" text:continue-numbering="true" text:style-name="L27">
        <text:list-item>
          <text:list>
            <text:list-item>
              <text:p text:style-name="P47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4430547" text:continue-numbering="true" text:style-name="L27">
        <text:list-item>
          <text:p text:style-name="P47">TASK-2 : M-16,n<text:tab/>/ :d-2</text:p>
          <text:list>
            <text:list-item>
              <text:p text:style-name="P47">read</text:p>
              <text:list>
                <text:list-item>
                  <text:p text:style-name="P47">#1</text:p>
                  <text:list>
                    <text:list-item>
                      <text:p text:style-name="P47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7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4438306" text:continue-numbering="true" text:style-name="L27">
        <text:list-item>
          <text:list>
            <text:list-item>
              <text:p text:style-name="P47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4440343" text:continue-numbering="true" text:style-name="L27">
        <text:list-item>
          <text:list>
            <text:list-item>
              <text:p text:style-name="P47"/>
            </text:list-item>
          </text:list>
        </text:list-item>
      </text:list>
      <text:p text:style-name="P4"/>
      <text:p text:style-name="P4">[next] </text:p>
      <text:list xml:id="list7045448922010376748" text:style-name="L28">
        <text:list-item>
          <text:p text:style-name="P48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4646231315409264621" text:style-name="L29">
        <text:list-item>
          <text:p text:style-name="P49">REVIEW </text:p>
        </text:list-item>
        <text:list-item>
          <text:p text:style-name="P49">TASK-1 : <text:span text:style-name="T3">https://duckduckgo.com/?ia=web<text:tab/>split CO2</text:span></text:p>
          <text:list>
            <text:list-item>
              <text:p text:style-name="P49">FOUND</text:p>
              <text:list>
                <text:list-item>
                  <text:p text:style-name="P49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1426761519760942075" text:style-name="L30">
        <text:list-item>
          <text:p text:style-name="P77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6885854100831079015" text:style-name="L31">
        <text:list-item>
          <text:p text:style-name="P50">REVIEW </text:p>
        </text:list-item>
        <text:list-item>
          <text:p text:style-name="P50">TASK-1 : M-20 ==&gt; read</text:p>
        </text:list-item>
      </text:list>
      <text:section text:style-name="Sect1" text:name="セクション4">
        <text:list xml:id="list34422529" text:continue-numbering="true" text:style-name="L31">
          <text:list-item>
            <text:list>
              <text:list-item>
                <text:p text:style-name="P50">#1<text:tab/>Solar thermochemical splitting of CO2</text:p>
              </text:list-item>
              <text:list-item>
                <text:p text:style-name="P50">#2</text:p>
              </text:list-item>
              <text:list-item>
                <text:p text:style-name="P50">#4</text:p>
                <text:list>
                  <text:list-item>
                    <text:p text:style-name="P50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4433045" text:continue-numbering="true" text:style-name="L31">
        <text:list-item>
          <text:list>
            <text:list-item>
              <text:p text:style-name="P50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4536908270378335222" text:style-name="L32">
              <text:list-item>
                <text:p text:style-name="P21">Sabatier reaction ==&gt; CO2 to CH4</text:p>
                <text:list>
                  <text:list-item>
                    <text:p text:style-name="P21">400 (C) + pressure</text:p>
                  </text:list-item>
                </text:list>
              </text:list-item>
              <text:list-item>
                <text:p text:style-name="P21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4420315" text:continue-list="list34433045" text:style-name="L31">
        <text:list-item>
          <text:p text:style-name="P50">TASK-2 : MEMO-2 : 炭酸塩固定</text:p>
          <text:list>
            <text:list-item>
              <text:p text:style-name="P50">T-2.1 : search ==&gt; S-5</text:p>
              <text:list>
                <text:list-item>
                  <text:p text:style-name="P5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973965865338174727" text:style-name="L33">
        <text:list-item>
          <text:p text:style-name="P51">TASK : M-22.1 (cont.)</text:p>
          <text:list>
            <text:list-item>
              <text:p text:style-name="P51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7243115312177754654" text:style-name="L34">
        <text:list-item>
          <text:p text:style-name="P52">REVIEW </text:p>
        </text:list-item>
        <text:list-item>
          <text:p text:style-name="P52">TASK-1 : M-22.1 (cont.) / :d-1</text:p>
        </text:list-item>
      </text:list>
      <text:section text:style-name="Sect1" text:name="セクション5">
        <text:list xml:id="list34420681" text:continue-numbering="true" text:style-name="L34">
          <text:list-item>
            <text:list>
              <text:list-item>
                <text:p text:style-name="P52">#2</text:p>
                <text:list>
                  <text:list-item>
                    <text:p text:style-name="P52">pHスイング<text:tab/>:w</text:p>
                  </text:list-item>
                  <text:list-item>
                    <text:p text:style-name="P52"><text:soft-page-break/>NH4Cl水溶液<text:tab/>:w</text:p>
                  </text:list-item>
                </text:list>
              </text:list-item>
              <text:list-item>
                <text:p text:style-name="P52">#3</text:p>
              </text:list-item>
              <text:list-item>
                <text:p text:style-name="P52">#4</text:p>
              </text:list-item>
              <text:list-item>
                <text:p text:style-name="P52">#5</text:p>
              </text:list-item>
              <text:list-item>
                <text:p text:style-name="P52">#6</text:p>
                <text:list>
                  <text:list-item>
                    <text:p text:style-name="P52">CO2鉱物化<text:tab/>:w</text:p>
                  </text:list-item>
                  <text:list-item>
                    <text:p text:style-name="P52"/>
                  </text:list-item>
                </text:list>
              </text:list-item>
            </text:list>
          </text:list-item>
        </text:list>
      </text:section>
      <text:list xml:id="list34428077" text:continue-numbering="true" text:style-name="L34">
        <text:list-item>
          <text:list>
            <text:list-item>
              <text:p text:style-name="P52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4416808" text:continue-numbering="true" text:style-name="L34">
        <text:list-item>
          <text:list>
            <text:list-item>
              <text:p text:style-name="P64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4423348" text:continue-numbering="true" text:style-name="L34">
        <text:list-item>
          <text:p text:style-name="P64">TASK-2 : view pages</text:p>
          <text:list>
            <text:list-item>
              <text:list>
                <text:list-item>
                  <text:p text:style-name="P52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2">二酸化炭素の海洋隔離に伴う環境影響予測技術開発（第Ⅰ～Ⅱ編） ==&gt; to material list</text:p>
                    </text:list-item>
                    <text:list-item>
                      <text:p text:style-name="P52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4419918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2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TASK-3</text:p>
          <text:list>
            <text:list-item>
              <text:p text:style-name="P52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9075969572357062114" text:style-name="L35">
        <text:list-item>
          <text:p text:style-name="P84"><text:soft-page-break/>「ジオリアクター」　=&gt;　調査、もういい。</text:p>
        </text:list-item>
        <text:list-item>
          <text:p text:style-name="P78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1612727144978643549" text:style-name="L36">
        <text:list-item>
          <text:p text:style-name="P53">REVIEW </text:p>
        </text:list-item>
        <text:list-item>
          <text:p text:style-name="P53">TASK-1 : S-7 ==&gt; co2 conversion to methane</text:p>
          <text:list>
            <text:list-item>
              <text:p text:style-name="P65">M-23<text:tab/><text:tab/>:d-1</text:p>
            </text:list-item>
          </text:list>
        </text:list-item>
      </text:list>
      <text:section text:style-name="Sect1" text:name="セクション6">
        <text:list xml:id="list34431038" text:continue-numbering="true" text:style-name="L36">
          <text:list-item>
            <text:list>
              <text:list-item>
                <text:list>
                  <text:list-item>
                    <text:p text:style-name="P65">#1</text:p>
                  </text:list-item>
                  <text:list-item>
                    <text:p text:style-name="P53">#2</text:p>
                  </text:list-item>
                  <text:list-item>
                    <text:p text:style-name="P53">#3</text:p>
                    <text:list>
                      <text:list-item>
                        <text:p text:style-name="P53">two-pot procedure<text:tab/>:w</text:p>
                      </text:list-item>
                    </text:list>
                  </text:list-item>
                  <text:list-item>
                    <text:p text:style-name="P53">#4</text:p>
                    <text:list>
                      <text:list-item>
                        <text:p text:style-name="P53">water oxidation :w</text:p>
                      </text:list-item>
                    </text:list>
                  </text:list-item>
                  <text:list-item>
                    <text:p text:style-name="P53">#5</text:p>
                    <text:list>
                      <text:list-item>
                        <text:p text:style-name="P53">gas diffusion electrode<text:tab/>:w</text:p>
                      </text:list-item>
                    </text:list>
                  </text:list-item>
                  <text:list-item>
                    <text:p text:style-name="P53">#6</text:p>
                    <text:list>
                      <text:list-item>
                        <text:p text:style-name="P53">impurities<text:tab/>:w</text:p>
                      </text:list-item>
                      <text:list-item>
                        <text:p text:style-name="P53">Catalyst poisoning :w</text:p>
                      </text:list-item>
                    </text:list>
                  </text:list-item>
                  <text:list-item>
                    <text:p text:style-name="P53">#7</text:p>
                    <text:list>
                      <text:list-item>
                        <text:p text:style-name="P53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4427237" text:continue-numbering="true" text:style-name="L36">
        <text:list-item>
          <text:list>
            <text:list-item>
              <text:list>
                <text:list-item>
                  <text:p text:style-name="P53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4434046" text:continue-numbering="true" text:style-name="L36">
        <text:list-item>
          <text:list>
            <text:list-item>
              <text:list>
                <text:list-item>
                  <text:p text:style-name="P5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26689645126617432" text:style-name="L37">
        <text:list-item>
          <text:p text:style-name="P79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107876070741807209" text:style-name="L38">
        <text:list-item>
          <text:p text:style-name="P54">REVIEW </text:p>
        </text:list-item>
        <text:list-item>
          <text:p text:style-name="P54"><text:soft-page-break/>TASK-1 : M-24,n</text:p>
          <text:list>
            <text:list-item>
              <text:p text:style-name="P54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4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>the research team was initially targeting for CO2-CO conversion, not methane.</text:p>
          </table:table-cell>
        </table:table-row>
      </table:table>
      <text:list xml:id="list34420938" text:continue-numbering="true" text:style-name="L38">
        <text:list-item>
          <text:p text:style-name="P54">TASK-2 : search ==&gt; S-7 ==&gt; co2 conversion to methane </text:p>
          <text:list>
            <text:list-item>
              <text:p text:style-name="P54">==&gt; OK</text:p>
            </text:list-item>
          </text:list>
        </text:list-item>
        <text:list-item>
          <text:p text:style-name="P54">TASK-3 : read ==&gt; M-26.n</text:p>
          <text:list>
            <text:list-item>
              <text:p text:style-name="P54">read</text:p>
              <text:list>
                <text:list-item>
                  <text:p text:style-name="P54">#1</text:p>
                </text:list-item>
                <text:list-item>
                  <text:p text:style-name="P54">#2</text:p>
                </text:list-item>
              </text:list>
            </text:list-item>
            <text:list-item>
              <text:p text:style-name="P54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6">1</text:p>
          </table:table-cell>
          <table:table-cell table:style-name="表16.B1" office:value-type="string">
            <text:p text:style-name="P18">methane ==&gt; hydrogen carrier</text:p>
          </table:table-cell>
          <table:table-cell table:style-name="表16.C1" office:value-type="string">
            <text:p text:style-name="P18">#2</text:p>
          </table:table-cell>
        </table:table-row>
        <table:table-row>
          <table:table-cell table:style-name="表16.A2" office:value-type="float" office:value="2">
            <text:p text:style-name="P16">2</text:p>
          </table:table-cell>
          <table:table-cell table:style-name="表16.B2" office:value-type="string">
            <text:p text:style-name="P18">this method requires ==&gt; 100 degrees C</text:p>
            <text:list xml:id="list5225890838042095520" text:style-name="L39">
              <text:list-item>
                <text:p text:style-name="P23">ruthenium catalyst</text:p>
              </text:list-item>
              <text:list-item>
                <text:p text:style-name="P23">100 deg. C</text:p>
              </text:list-item>
            </text:list>
          </table:table-cell>
          <table:table-cell table:style-name="表16.C2" office:value-type="string">
            <text:p text:style-name="P18">#3</text:p>
          </table:table-cell>
        </table:table-row>
      </table:table>
      <text:list xml:id="list34441375" text:continue-list="list34420938" text:style-name="L38">
        <text:list-item>
          <text:p text:style-name="P54"/>
        </text:list-item>
      </text:list>
      <text:p text:style-name="P4"/>
      <text:p text:style-name="P4">[next]</text:p>
      <text:list xml:id="list7879757860187319579" text:style-name="L40">
        <text:list-item>
          <text:p text:style-name="P80">TASK : M-27.n → read</text:p>
        </text:list-item>
      </text:list>
      <text:p text:style-name="P4">[further]</text:p>
      <text:p text:style-name="P11"><text:line-break/><text:soft-page-break/><text:span text:style-name="T5">[/ XXX] 20200523_184516</text:span></text:p>
      <text:p text:style-name="P11"/>
      <text:p text:style-name="P2"/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20200524_130928</text:p>
      <text:p text:style-name="P2"/>
      <text:p text:style-name="P4">[do] <text:span text:style-name="T4">#_ </text:span></text:p>
      <text:list xml:id="list5385701003704344333" text:style-name="L45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read : M-27.n → read<text:tab/>:d-1</text:p>
              <text:list>
                <text:list-item>
                  <text:p text:style-name="P55"/>
                </text:list-item>
              </text:list>
            </text:list-item>
            <text:list-item>
              <text:p text:style-name="P55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6">1</text:p>
          </table:table-cell>
          <table:table-cell table:style-name="表17.B1" office:value-type="string">
            <text:p text:style-name="P18">requires : </text:p>
            <text:list xml:id="list3718516475559483895" text:style-name="L44">
              <text:list-item>
                <text:p text:style-name="P25"><text:span text:style-name="T10">temp : 300 deg.C</text:span></text:p>
              </text:list-item>
              <text:list-item>
                <text:p text:style-name="P25"><text:span text:style-name="T10">catalyst : nickel (nano-particle)</text:span>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6">2</text:p>
          </table:table-cell>
          <table:table-cell table:style-name="表17.B2" office:value-type="string">
            <text:p text:style-name="P18"/>
          </table:table-cell>
        </table:table-row>
      </table:table>
      <text:list xml:id="list34443947" text:continue-list="list34441375" text:style-name="L38">
        <text:list-item>
          <text:p text:style-name="P54">TASK-2 : M-28.n</text:p>
          <text:list>
            <text:list-item>
              <text:p text:style-name="P54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6">1</text:p>
          </table:table-cell>
          <table:table-cell table:style-name="表18.B1" office:value-type="string">
            <text:p text:style-name="Table_20_Contents"><text:span text:style-name="T10">requires : </text:span></text:p>
            <text:p text:style-name="Table_20_Contents"><text:span text:style-name="T10">catalyst : nanosilica (has defects)</text:span></text:p>
          </table:table-cell>
        </table:table-row>
        <table:table-row>
          <table:table-cell table:style-name="表18.A2" office:value-type="float" office:value="2">
            <text:p text:style-name="P16">2</text:p>
          </table:table-cell>
          <table:table-cell table:style-name="表18.B2" office:value-type="string">
            <text:p text:style-name="P18">if the catalyst gets deactivated ==&gt; heat up → back again</text:p>
          </table:table-cell>
        </table:table-row>
      </table:table>
      <text:list xml:id="list34435949" text:continue-numbering="true" text:style-name="L38">
        <text:list-item>
          <text:p text:style-name="P54"><text:soft-page-break/></text:p>
        </text:list-item>
      </text:list>
      <text:p text:style-name="P4"/>
      <text:p text:style-name="P4">[next]</text:p>
      <text:list xml:id="list1813295412093703205" text:style-name="L41">
        <text:list-item>
          <text:p text:style-name="P81">TASK : M-29 ~</text:p>
        </text:list-item>
      </text:list>
      <text:p text:style-name="P4">[further]</text:p>
      <text:p text:style-name="P11"><text:line-break/><text:span text:style-name="T5">[/ XXX] 20200524_141511</text:span></text:p>
      <text:p text:style-name="P11"/>
      <text:p text:style-name="P2">@@@</text:p>
      <text:p text:style-name="P5"/>
      <text:p text:style-name="P4"><text:span text:style-name="T2">23_27</text:span>----------------------------------------------------------------</text:p>
      <text:p text:style-name="P8">[28] res free# JVEMV6 37#23_X / 37. miscs / 23. CO2 / XXX</text:p>
      <text:p text:style-name="P5"/>
      <text:p text:style-name="P4">[do] <text:span text:style-name="T4">#_ </text:span></text:p>
      <text:list xml:id="list5468606126474897444" text:style-name="L48">
        <text:list-item>
          <text:p text:style-name="P56">REVIEW </text:p>
        </text:list-item>
        <text:list-item>
          <text:p text:style-name="P56">TASK-1</text:p>
        </text:list-item>
      </text:list>
      <text:list xml:id="list34427438" text:continue-list="list34435949" text:style-name="L38">
        <text:list-item>
          <text:list>
            <text:list-item>
              <text:p text:style-name="P54">read</text:p>
              <text:list>
                <text:list-item>
                  <text:p text:style-name="P54"/>
                </text:list-item>
              </text:list>
            </text:list-item>
            <text:list-item>
              <text:p text:style-name="P54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6">1</text:p>
          </table:table-cell>
          <table:table-cell table:style-name="表19.B1" office:value-type="string">
            <text:p text:style-name="P18"/>
          </table:table-cell>
        </table:table-row>
        <table:table-row>
          <table:table-cell table:style-name="表19.A2" office:value-type="float" office:value="2">
            <text:p text:style-name="P16">2</text:p>
          </table:table-cell>
          <table:table-cell table:style-name="表19.B2" office:value-type="string">
            <text:p text:style-name="P18"/>
          </table:table-cell>
        </table:table-row>
      </table:table>
      <text:list xml:id="list4271814033867763589" text:style-name="L51">
        <text:list-item>
          <text:p text:style-name="P58"/>
        </text:list-item>
      </text:list>
      <text:p text:style-name="P14"/>
      <text:p text:style-name="P4"/>
      <text:p text:style-name="P4"><text:soft-page-break/>[next]</text:p>
      <text:list xml:id="list7311626989526304628" text:style-name="L47">
        <text:list-item>
          <text:p text:style-name="P83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/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6778951618077761285" text:style-name="L49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read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6">1</text:p>
          </table:table-cell>
          <table:table-cell table:style-name="表21.B1" office:value-type="string">
            <text:p text:style-name="P18"/>
          </table:table-cell>
        </table:table-row>
        <table:table-row>
          <table:table-cell table:style-name="表21.A2" office:value-type="float" office:value="2">
            <text:p text:style-name="P16">2</text:p>
          </table:table-cell>
          <table:table-cell table:style-name="表21.B2" office:value-type="string">
            <text:p text:style-name="P18"/>
          </table:table-cell>
        </table:table-row>
      </table:table>
      <text:list xml:id="list34437589" text:continue-numbering="true" text:style-name="L49">
        <text:list-item>
          <text:list>
            <text:list-item>
              <text:p text:style-name="P57">came to know</text:p>
            </text:list-item>
            <text:list-item>
              <text:p text:style-name="P57"/>
            </text:list-item>
          </text:list>
        </text:list-item>
        <text:list-item>
          <text:p text:style-name="P57">aaa</text:p>
        </text:list-item>
        <text:list-item>
          <text:p text:style-name="P57">aa</text:p>
          <text:list>
            <text:list-item>
              <text:p text:style-name="P57"/>
            </text:list-item>
          </text:list>
        </text:list-item>
        <text:list-item>
          <text:p text:style-name="P57">aa</text:p>
        </text:list-item>
        <text:list-item>
          <text:p text:style-name="P57"><text:soft-page-break/></text:p>
        </text:list-item>
      </text:list>
      <text:p text:style-name="P4"/>
      <text:p text:style-name="P4">[next]</text:p>
      <text:list xml:id="list5548734858834607872" text:style-name="L42">
        <text:list-item>
          <text:p text:style-name="P82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<text:soft-page-break/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7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7875070933450867338" text:style-name="L43">
              <text:list-item>
                <text:p text:style-name="P24">C/P</text:p>
              </text:list-item>
              <text:list-item>
                <text:p text:style-name="P24">change</text:p>
                <text:list>
                  <text:list-item>
                    <text:p text:style-name="P24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4T14:21:59.39</dc:date>
    <dc:creator>iwabuchi ken</dc:creator>
    <meta:editing-duration>P1DT55M56S</meta:editing-duration>
    <meta:editing-cycles>152</meta:editing-cycles>
    <meta:generator>OpenOffice/4.1.3$Win32 OpenOffice.org_project/413m1$Build-9783</meta:generator>
    <meta:document-statistic meta:table-count="19" meta:image-count="0" meta:object-count="0" meta:page-count="33" meta:paragraph-count="614" meta:word-count="3323" meta:character-count="17102"/>
  </office:meta>
</office:document-meta>
</file>